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08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2.11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187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pt" number:country="PT">
      <number:number number:decimal-places="0" number:min-decimal-places="0" number:min-integer-digits="1"/>
    </number:number-style>
    <number:date-style style:name="N10030" number:language="pt" number:country="PT" number:automatic-order="true" number:format-source="language">
      <number:day/>
      <number:text>-</number:text>
      <number:month/>
      <number:text>-</number:text>
      <number:year/>
    </number:date-style>
    <style:style style:name="ce1" style:family="table-cell" style:parent-style-name="Default" style:data-style-name="N10030">
      <style:text-properties fo:font-size="12pt" style:font-size-asian="12pt" style:font-size-complex="12pt"/>
    </style:style>
    <style:style style:name="ce3" style:family="table-cell" style:parent-style-name="Default" style:data-style-name="N10030"/>
    <style:style style:name="ce4" style:family="table-cell" style:parent-style-name="Default" style:data-style-name="N10001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date" office:date-value="2025-09-20" calcext:value-type="date">
            <text:p>20-09-2025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09-27" calcext:value-type="date">
            <text:p>27-09-2025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 table:number-columns-spanned="1" table:number-rows-spanned="3">
            <text:p>SPAM Detector</text:p>
          </table:table-cell>
          <table:table-cell table:style-name="ce2"/>
          <table:table-cell/>
        </table:table-row>
        <table:table-row table:style-name="ro1">
          <table:table-cell table:style-name="ce1" office:value-type="date" office:date-value="2025-10-04" calcext:value-type="date">
            <text:p>04-10-2025</text:p>
          </table:table-cell>
          <table:table-cell table:style-name="ce4" office:value-type="float" office:value="3" calcext:value-type="float">
            <text:p>3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date" office:date-value="2025-10-11" calcext:value-type="date">
            <text:p>11-10-2025</text:p>
          </table:table-cell>
          <table:table-cell table:style-name="ce4" office:value-type="float" office:value="4" calcext:value-type="float">
            <text:p>4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1" office:value-type="date" office:date-value="2025-10-18" calcext:value-type="date">
            <text:p>18-10-2025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 table:number-columns-spanned="1" table:number-rows-spanned="3">
            <text:p>Anomaly Detection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10-25" calcext:value-type="date">
            <text:p>25-10-2025</text:p>
          </table:table-cell>
          <table:table-cell table:style-name="ce4" office:value-type="float" office:value="6" calcext:value-type="float">
            <text:p>6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date" office:date-value="2025-11-01" calcext:value-type="date">
            <text:p>01-11-2025</text:p>
          </table:table-cell>
          <table:table-cell table:style-name="ce4" office:value-type="float" office:value="7" calcext:value-type="float">
            <text:p>7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1" office:value-type="date" office:date-value="2025-11-08" calcext:value-type="date">
            <text:p>08-11-2025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Mid-term Exam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11-15" calcext:value-type="date">
            <text:p>15-11-2025</text:p>
          </table:table-cell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 table:number-columns-spanned="1" table:number-rows-spanned="3">
            <text:p>Malware Analysis 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11-22" calcext:value-type="date">
            <text:p>22-11-2025</text:p>
          </table:table-cell>
          <table:table-cell table:style-name="ce4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date" office:date-value="2025-11-29" calcext:value-type="date">
            <text:p>29-11-2025</text:p>
          </table:table-cell>
          <table:table-cell table:style-name="ce4" office:value-type="float" office:value="11" calcext:value-type="float">
            <text:p>11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1" office:value-type="date" office:date-value="2025-12-06" calcext:value-type="date">
            <text:p>06-12-2025</text:p>
          </table:table-cell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 table:number-columns-spanned="1" table:number-rows-spanned="3">
            <text:p>Project</text:p>
          </table:table-cell>
          <table:table-cell table:number-columns-repeated="2"/>
        </table:table-row>
        <table:table-row table:style-name="ro1">
          <table:table-cell table:style-name="ce1" office:value-type="date" office:date-value="2025-12-13" calcext:value-type="date">
            <text:p>13-12-2025</text:p>
          </table:table-cell>
          <table:table-cell table:style-name="ce4" office:value-type="float" office:value="13" calcext:value-type="float">
            <text:p>13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date" office:date-value="2025-12-20" calcext:value-type="date">
            <text:p>20-12-2025</text:p>
          </table:table-cell>
          <table:table-cell table:style-name="ce4" office:value-type="float" office:value="14" calcext:value-type="float">
            <text:p>14</text:p>
          </table:table-cell>
          <table:covered-table-cell table:style-name="ce8"/>
          <table:table-cell table:number-columns-repeated="2"/>
        </table:table-row>
        <table:table-row table:style-name="ro2">
          <table:table-cell/>
          <table:table-cell table:style-name="ce3"/>
          <table:table-cell table:number-columns-repeated="3"/>
        </table:table-row>
        <table:table-row table:style-name="ro2" table:number-rows-repeated="5">
          <table:table-cell table:style-name="ce3" table:number-columns-repeated="2"/>
          <table:table-cell table:number-columns-repeated="3"/>
        </table:table-row>
        <table:table-row table:style-name="ro2" table:number-rows-repeated="104855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128" number:language="pt" number:country="PT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02:10:39.7039477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0:44:11.392749323</meta:creation-date>
    <dc:date>2025-09-19T02:11:25.550685974</dc:date>
    <meta:editing-duration>PT24M30S</meta:editing-duration>
    <meta:editing-cycles>4</meta:editing-cycles>
    <meta:generator>LibreOffice/25.8.1.1$Linux_X86_64 LibreOffice_project/580$Build-1</meta:generator>
    <meta:document-statistic meta:table-count="1" meta:cell-count="34" meta:object-count="0"/>
  </office:meta>
</office:document-meta>
</file>